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866" calcext:value-type="float">
            <text:p>8.3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588" calcext:value-type="float">
            <text:p>7.7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244" calcext:value-type="float">
            <text:p>7.2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202" calcext:value-type="float">
            <text:p>8.5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5236" calcext:value-type="float">
            <text:p>8.3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2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